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000000384023996E7.png"/>
  <manifest:file-entry manifest:media-type="image/png" manifest:full-path="Pictures/10000201000005A000000384DA3D23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3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0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6cm" fo:min-width="1.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1.275cm"/>
    </style:style>
    <style:style style:name="gr8" style:family="graphic" style:parent-style-name="standard">
      <style:graphic-properties svg:stroke-width="0.05cm" svg:stroke-color="#ffff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51cm"/>
    </style:style>
    <style:style style:name="gr1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6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8.079cm" svg:height="23.799cm" svg:x="0.021cm" svg:y="0.001cm">
          <draw:image xlink:href="Pictures/10000201000005A000000384DA3D2337.png" xlink:type="simple" xlink:show="embed" xlink:actuate="onLoad">
            <text:p/>
          </draw:image>
        </draw:frame>
        <draw:g>
          <draw:custom-shape draw:style-name="gr2" draw:text-style-name="P1" draw:layer="layout" svg:width="37.681cm" svg:height="1.256cm" svg:x="0.06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2" draw:text-style-name="P1" draw:layer="layout" svg:width="11.666cm" svg:height="15.418cm" svg:x="0.066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793cm" svg:height="2.141cm" svg:x="8.974cm" svg:y="2.41cm">
            <draw:text-box>
              <text:p><text:span text:style-name="T1">B</text:span></text:p>
            </draw:text-box>
          </draw:frame>
        </draw:g>
        <draw:custom-shape draw:style-name="gr2" draw:text-style-name="P1" draw:layer="layout" svg:width="26.212cm" svg:height="15.266cm" svg:x="11.88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2" draw:text-style-name="P1" draw:layer="layout" svg:width="38.042cm" svg:height="5.613cm" svg:x="0.058cm" svg:y="17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6cm" svg:height="1.976cm" svg:x="28.011cm" svg:y="17.716cm">
          <draw:text-box>
            <text:p><text:span text:style-name="T1">D</text:span></text:p>
          </draw:text-box>
        </draw:frame>
        <draw:g>
          <draw:custom-shape draw:style-name="gr2" draw:text-style-name="P1" draw:layer="layout" svg:width="38.042cm" svg:height="0.677cm" svg:x="0.058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" draw:layer="layout" svg:width="1.775cm" svg:height="1.489cm" svg:x="28.115cm" svg:y="22.948cm">
            <draw:text-box>
              <text:p><text:span text:style-name="T2">E</text:span></text:p>
            </draw:text-box>
          </draw:frame>
        </draw:g>
        <draw:line draw:style-name="gr8" draw:text-style-name="P1" draw:layer="layout" svg:x1="0cm" svg:y1="1.833cm" svg:x2="37.34cm" svg:y2="1.833cm">
          <text:p/>
        </draw:line>
        <draw:line draw:style-name="gr8" draw:text-style-name="P1" draw:layer="layout" svg:x1="0cm" svg:y1="17.38cm" svg:x2="37.411cm" svg:y2="17.381cm">
          <text:p/>
        </draw:line>
        <draw:line draw:style-name="gr9" draw:text-style-name="P1" draw:layer="layout" svg:x1="0cm" svg:y1="23.081cm" svg:x2="38.1cm" svg:y2="23.081cm">
          <text:p/>
        </draw:line>
        <draw:line draw:style-name="gr8" draw:text-style-name="P1" draw:layer="layout" svg:x1="0.001cm" svg:y1="17.361cm" svg:x2="37.412cm" svg:y2="17.362cm">
          <text:p/>
        </draw:line>
        <draw:line draw:style-name="gr8" draw:text-style-name="P1" draw:layer="layout" svg:x1="11.767cm" svg:y1="17.31cm" svg:x2="11.768cm" svg:y2="1.852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frame draw:style-name="gr1" draw:text-style-name="P1" draw:layer="layout" svg:width="38.094cm" svg:height="23.808cm" svg:x="0.003cm" svg:y="-0.004cm">
            <draw:image xlink:href="Pictures/10000201000005A000000384023996E7.png" xlink:type="simple" xlink:show="embed" xlink:actuate="onLoad">
              <text:p/>
            </draw:image>
          </draw:frame>
          <draw:g>
            <draw:line draw:style-name="gr11" draw:text-style-name="P1" draw:layer="layout" svg:x1="17.097cm" svg:y1="1.75cm" svg:x2="22.812cm" svg:y2="1.75cm">
              <text:p/>
            </draw:line>
            <draw:frame draw:style-name="gr12" draw:text-style-name="P2" draw:layer="layout" svg:width="0.635cm" svg:height="1.195cm" svg:x="19.637cm" svg:y="0.715cm">
              <draw:text-box>
                <text:p><text:span text:style-name="T3">A</text:span></text:p>
              </draw:text-box>
            </draw:frame>
          </draw:g>
          <draw:frame draw:style-name="gr13" draw:text-style-name="P2" draw:layer="layout" svg:width="1.112cm" svg:height="1.195cm" svg:x="9.04cm" svg:y="14.371cm">
            <draw:text-box>
              <text:p><text:span text:style-name="T3">C</text:span></text:p>
            </draw:text-box>
          </draw:frame>
          <draw:line draw:style-name="gr14" draw:text-style-name="P1" draw:layer="layout" svg:x1="3.376cm" svg:y1="15.206cm" svg:x2="5.119cm" svg:y2="15.206cm">
            <text:p/>
          </draw:line>
          <draw:frame draw:style-name="gr15" draw:text-style-name="P2" draw:layer="layout" svg:width="1.112cm" svg:height="1.195cm" svg:x="32.695cm" svg:y="9.526cm">
            <draw:text-box>
              <text:p><text:span text:style-name="T3">B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cm" fo:text-indent="0cm"/>
      <style:text-properties style:use-window-font-color="true" style:text-outline="false" style:text-line-through-style="none" fo:font-family="Arial" style:font-family-generic="roman" style:font-pitch="variable" fo:font-size="34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23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1cm" svg:x="1cm" svg:y="3.462cm"/>
      <draw:page-thumbnail draw:layer="backgroundobjects" svg:width="8.999cm" svg:height="5.621cm" svg:x="1cm" svg:y="12.038cm"/>
      <draw:page-thumbnail draw:layer="backgroundobjects" svg:width="8.999cm" svg:height="5.621cm" svg:x="1cm" svg:y="20.614cm"/>
      <draw:page-thumbnail draw:layer="backgroundobjects" svg:width="8.999cm" svg:height="5.621cm" svg:x="11cm" svg:y="3.462cm"/>
      <draw:page-thumbnail draw:layer="backgroundobjects" svg:width="8.999cm" svg:height="5.621cm" svg:x="11cm" svg:y="12.038cm"/>
      <draw:page-thumbnail draw:layer="backgroundobjects" svg:width="8.999cm" svg:height="5.621cm" svg:x="11cm" svg:y="20.614cm"/>
    </style:handout-master>
    <style:master-page style:name="Standard" style:page-layout-name="PM1" draw:style-name="Mdp1">
      <draw:frame presentation:style-name="Standard-title" draw:layer="backgroundobjects" svg:width="34.289cm" svg:height="3.973cm" svg:x="1.904cm" svg:y="0.948cm" presentation:class="title" presentation:placeholder="true">
        <draw:text-box/>
      </draw:frame>
      <draw:frame presentation:style-name="Standard-outline1" draw:layer="backgroundobjects" svg:width="34.289cm" svg:height="15.708cm" svg:x="1.904cm" svg:y="5.568cm" presentation:class="outline" presentation:placeholder="true">
        <draw:text-box/>
      </draw:frame>
      <draw:frame presentation:style-name="Mpr1" draw:text-style-name="MP1" draw:layer="backgroundobjects" svg:width="8.876cm" svg:height="1.641cm" svg:x="1.904cm" svg:y="21.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076cm" svg:height="1.641cm" svg:x="13.029cm" svg:y="21.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876cm" svg:height="1.641cm" svg:x="27.317cm" svg:y="21.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 Rödiger</meta:initial-creator>
    <meta:creation-date>2010-12-27T16:13:25</meta:creation-date>
    <dc:date>2011-05-26T14:05:53</dc:date>
    <meta:editing-duration>PT6H34M34S</meta:editing-duration>
    <meta:editing-cycles>20</meta:editing-cycles>
    <meta:generator>LibreOffice/3.3$Linux LibreOffice_project/330m19$Build-202</meta:generator>
    <meta:document-statistic meta:object-count="52"/>
  </office:meta>
</office:document-meta>
</file>